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NF10001" style:family="table-cell" style:name="ce7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2" style:family="table-cell" style:name="ce8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NF10003" style:family="table-cell" style:name="ce9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loext:column-width-sym="9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8.758cm" style:use-optimal-column-width="true" loext:column-width-sym="46.5742" fo:break-before="auto"/>
    </style:style>
    <style:style style:family="table-column" style:name="co3">
      <style:table-column-properties style:column-width="3.334cm" style:use-optimal-column-width="true" loext:column-width-sym="17.2812" fo:break-before="auto"/>
    </style:style>
    <style:style style:family="table-column" style:name="co4">
      <style:table-column-properties style:column-width="3.44cm" style:use-optimal-column-width="true" loext:column-width-sym="17.8516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Normal"/>
        <table:table-column table:style-name="co4" table:default-cell-style-name="Normal"/>
        <table:table-column table:number-columns-repeated="1021" table:style-name="co1" table:default-cell-style-name="Normal"/>
        <table:table-row table:style-name="ro1">
          <table:table-cell table:style-name="ce5" office:value-type="string" calcext:value-type="string">
            <text:p>Port Name</text:p>
          </table:table-cell>
          <table:table-cell table:style-name="ce6" office:value-type="string" calcext:value-type="string">
            <text:p>In FreeBSD Security</text:p>
          </table:table-cell>
          <table:table-cell table:style-name="ce6" office:value-type="string" calcext:value-type="string">
            <text:p>In BlackArch Porting</text:p>
          </table:table-cell>
          <table:table-cell table:number-columns-repeated="1024"/>
        </table:table-row>
        <table:table-row table:style-name="ro1">
          <table:table-cell table:style-name="ce7" office:value-type="float" calcext:value-type="float" office:value="0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0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1password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1password-client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1password-client2-be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table:style-name="ce8" office:value-type="float" calcext:value-type="float" office:value="2">
            <text:p>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3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3proxy-win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table:style-name="ce9" office:value-type="float" calcext:value-type="float" office:value="42">
            <text:p>4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sm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sn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R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as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credentia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dig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gitcred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-cran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2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use-ssl-bypass-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c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l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me.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m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me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tivedirectory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-lda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-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pe-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ptix-c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ssau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explorersnap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f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idns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id-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inpage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pe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versarial-robustness-tool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key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pip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ff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fl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fterglo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a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groar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odns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gedd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o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spyh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jp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ba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lthev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t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visd-m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visd-ne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o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alyzem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alyzepes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bu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gu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apk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n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-build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-platform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udev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me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pin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w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-manag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-py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ontw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ti-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tirans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ubis-net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-ti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-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-xml-security-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tomca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lea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stud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url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n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p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td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qua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achn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an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chive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chlinux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g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gus-cli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j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it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sc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Counteratt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al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antispoo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ing-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spoof-smiki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str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t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tl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ign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l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p-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pi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assi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et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etnote-wordli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hena-ss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stak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tacksurface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rebesh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hentica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hoscop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-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-xor-decry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firm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make-1.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m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ness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p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vp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aloniail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r-libc-manpa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c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c-c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extender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iam-authentica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iam-prive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inven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l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vau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bucke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x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zaz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ztar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-testpk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coo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-ap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-fa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p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oo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orif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ports-drivers-frag+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ports-patc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kar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minist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gb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lbuz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mf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ndic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m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nyard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nyard2-sgu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e64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edomain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h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h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till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tman-ad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tman-alf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q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cwip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d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df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d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ar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hol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idconn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la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l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li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rate_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r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ttercap-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f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fbtes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gp-md5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llci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aryn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d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-ip2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-lfi-r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nav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wal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wal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os_mem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ttw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twarden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k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k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art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aweso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b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calam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cur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flu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g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i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ic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lx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open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spectr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v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x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xf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z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ev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evtools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key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men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mirror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officia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wallp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box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m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nu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a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tch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-sql-bitshift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eleph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sq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b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c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y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-hyd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box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bu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div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f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mah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ra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snar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z-hci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a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c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b-the-but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f-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ne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op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psc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ring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tan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t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wc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x-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q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inst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k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idge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idgekee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tli0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tli06-test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wse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wser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3k1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-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1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blo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lu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salted-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wal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dsf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m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mtrace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ql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ql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_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le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proxy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lk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rp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ttins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v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pass-firewall-dns-his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tecode-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zr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5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7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_root_n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ch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esarcip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feba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do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do-deskt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lde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ldera-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lif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erad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lid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alyzat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gibri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si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tool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t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dpee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go-au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id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whispe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s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ntheca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crawl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csr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dpsn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c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ificate_ma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mg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mon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spot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f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f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ins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mele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meleonmin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ng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nk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os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o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osread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p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at-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-weak-dh-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ib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passw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password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p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asm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p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r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s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kroot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ntp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psh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ronz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wn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dr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nsi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nol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ot_saf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otu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w00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dr2r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ntru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er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rt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auditing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global-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router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nmp-enume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nmp-sl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to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5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7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tad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j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kbco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ksf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-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-md5-c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-md5-clis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-md5-sb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irvoy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assass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a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av-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av-unofficial-si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d-stream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scan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sm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everh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i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a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-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_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f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flare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m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un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uste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osp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-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-f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namul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d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detec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e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is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en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onsp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plemen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figpu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ie-cad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iej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sig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tton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ntry-ip-bl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rier-auth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rier-authlib-ba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rierpass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rier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rieruserinf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wri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f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p2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p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yrit-cu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yrit-open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3dov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bst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map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mapexec-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pkcs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wl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ate-ce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ate_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m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ibdr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lf-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lfuz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sslink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wb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wds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wdsec-blocklist-mirr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wdsec-firewall-bounc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zo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h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ohazemulti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on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o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srf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-expo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-subm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f-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ypes-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bi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ck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dahash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tyca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berche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bercro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b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motho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gss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ldapd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saslauth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sq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sr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rus-sasl2-xoaut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thon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-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0_blind_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l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m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edev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-dork-sear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armo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d0r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j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mys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spiri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tajack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ta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o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wn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pw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u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3d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fld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dos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4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4do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bian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b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bla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cod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ep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hydrat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lldr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lore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migui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nsity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nyho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d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endency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r-asc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skhp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it-ea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v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vice-phar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x2j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xpat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f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ir-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timewo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ga-det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ar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d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optin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dier-stevens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etli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ff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gest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nou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us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ust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ectorytravers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t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i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l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s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tcach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w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km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g2im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i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parallel-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reverse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2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2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h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ob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di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dr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filex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obl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ob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re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e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w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w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c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ck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-sta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i-o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p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tgo40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tdotpw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tp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e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kt-sv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0p1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c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dis-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gon-backdo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ft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nk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oop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o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al-module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d-f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nif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store-c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vp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x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tp-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blin-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ck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b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109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smbsh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zil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o_openvp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plic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t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vcs-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ynamor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h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md5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-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-r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c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gg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igr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indeut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ctric-f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t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ttra-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v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f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i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ite-proxy-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ail2phonenu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l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p3r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ab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chi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codeshell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eleta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r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-sh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4lin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4linux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erate-i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e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ia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yelk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picweb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ase-registra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a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e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l-m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schal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spion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erna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herch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her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ss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win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winrm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cli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gr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lim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ma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t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abg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2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2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ifloo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i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imp-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ireta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loit-patter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loit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4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ended-ssrf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bitlocker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usnjrn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b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wit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-s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ook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tordb-py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id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ne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netbi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ro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raday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rm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stnet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t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v-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v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crackzi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atherd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-wifi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flo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mel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ox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fu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fuf-scri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g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6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e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k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i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al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-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my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myiph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uncommonsh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gerpr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base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fox-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fox-security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pr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m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mware-mod-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stexecu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stor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z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0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mero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re-fl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session-cookie-manag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session-cookie-manager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unsi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wfind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w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owins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unym0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ux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ck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kingpor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matstring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t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rin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rot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agrou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agrou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aud-bri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eew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ios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pu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sbee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-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-nya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tea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wat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i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dd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xplo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bal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b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g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owsk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t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wanal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wkn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wlogwat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72x++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dgetinsp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dgettoj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ll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r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s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tecra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on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pbucke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r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db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dir.p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i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o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oip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rix-wifi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s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g-ima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ggoogl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-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au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ettotoo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idr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-phi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deliv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bberish-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r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skism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credential-az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credential-go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credential-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remote-g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secr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wild-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dor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gra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-dor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-subdoma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clo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ja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lab-analyzers-secr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ma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r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ks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obalprotect-openconn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pwn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msa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ome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upg-pkcs11-sc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upg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upg2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nu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bin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cve-dictiona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exploit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tu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windap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cabri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d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ka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ang-gl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den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ism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ma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ne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canvas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-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-crc32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-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su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h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p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pher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h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t-eng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trings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ts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vuln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wit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g-gu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g-tu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gdi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g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gme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o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o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p-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re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s-sdr-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qrx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air-mo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d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g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pa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it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ffi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mmarin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-c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-path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w00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enbone-feed-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p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pforr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ok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pc-pentest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y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a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mevi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treamer1-plugins-d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alk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fob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-sharp-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pas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sourcevie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p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uym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v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vm-li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vm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w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w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csmug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8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hoir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hoir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er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t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k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rev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be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cy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cyon-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m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rdening-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r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rp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e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ext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ident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c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c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p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p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kell-icon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t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te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voc-c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ys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b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dcp-ge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dmi-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dsca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rtbleed-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rtle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imd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kato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llrai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mingw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rcules-pay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2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od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or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h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den-lak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den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deneye-leg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ghway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k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mits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t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lexte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ax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ckeypu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d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le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llows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m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tr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ggfuz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kana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k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rcru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ru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-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apd-m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apd-w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box-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tp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tspo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w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wmanypeoplearear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pe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pfe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s-crypt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se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pw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rosb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she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2smug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b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for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pwn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int-win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creen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bbit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ngry-interce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rl-enco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w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x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d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ena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per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perho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perion-cryp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2p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aikpkcs11wrap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ax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ax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loudbru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qu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-en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a-f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enty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swake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fch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heartx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is-shortname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is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lo4-tool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l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mo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ds-filte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packet-b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et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ection-mo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o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gu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jec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noun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a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tagram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ta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l-ipsec-m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lm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lp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nsio-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act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actsh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cept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l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rog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un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url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ite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cradlecra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dos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ob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z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osforens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-https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2c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b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cou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de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fme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gua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hone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mi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sec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source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to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t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v4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v66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v6tool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csnap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on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p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al-kmo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m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nprob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r-f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t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-d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-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ad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ckd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e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id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17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1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2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3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4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4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oss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r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-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eseria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k21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angr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andro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mi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web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opard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xb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ira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ndi-injection-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ne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mpl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n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l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lav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peg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pexs-decompi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re21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re21-openjdk-head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f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on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ql-inj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til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icy-pot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n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stdecomp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um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key-recov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ynx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5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c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dim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librate-r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mer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nid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ana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ana-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utily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bfs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dbxview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e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epass-dif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epass-plugin-keepassrp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epassx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epassxc27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imp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k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ero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nelp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ba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ch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pri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smi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f5-kdes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f6-kdes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g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h2h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c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ckthem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llc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ller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p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et-ear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et2ear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teru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tty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e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ee-ucli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eopat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o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no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no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nx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ad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n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p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p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pmen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5-12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5-12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5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relay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sta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tls_isa-l_crypto-kmo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stri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k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walletmana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wetz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0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0pht-wat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nma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stpass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t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uda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zag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zydro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-shat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cons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scri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wordlistharv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s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akloo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ech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e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g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roy-jenk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thalh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tmefuckit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viath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v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ac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fuzz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image-hel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s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h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32-openssl-1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aeg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argon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assu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f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t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c-data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ca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a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eca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c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st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ast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ido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ixbu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pri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v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ht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ks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l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nome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pg-err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hij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hydrog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cu5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cu6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d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dn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jody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jpeg6-turb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kle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ksb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lms7002m-xt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log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macaro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m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mirisdr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nitro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nl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ntl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mem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memo-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q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si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smo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t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tr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wf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aris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cap-1.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erseus-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m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j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k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ng1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relu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reluded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w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re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ressl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resw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re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c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dr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ecr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s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tdc++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asn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ats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irpc-com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om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usb33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shad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whis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d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yubi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olo-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olo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mea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meligh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i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edin2user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ed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bitwarden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ca-certific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cyrus-sas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gnu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libg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libgpg-err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libss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libtasn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nett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n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openssl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p11-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c7-trous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exploit-sugg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exploit-suggester.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ca-certific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cyrus-sas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gnu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assu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g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gpg-err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ksb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secr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libtasn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nett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n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p11-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rl9-trous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smart-enume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sa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st-ur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ttleblack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ttlebrot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adlibr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cal-php-security-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ca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dow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-fil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j-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j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m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ki-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ki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lb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con-o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s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tophag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r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sr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te-cel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argon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resty-h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resty-jw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resty-openid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-resty-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as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ksi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lz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yt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xqt-openssh-as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xqt-sud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yn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yric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3-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c-robb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china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c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icresc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ic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g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l-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lsend-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lz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ke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ke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k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box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c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he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cious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g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l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tra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-check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ana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yb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do.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p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a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c4d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shal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k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bl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can-autom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expcons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ah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e-pam-hel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rosch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useza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bedtls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b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box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5de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b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ns-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e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lk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fe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im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nta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rlin-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big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core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for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goo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splo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sploit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er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cu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rc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ref2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b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cr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d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krotik-np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ld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mi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mipengu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dterm-bina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gswee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con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mod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mysql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sig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randa-upn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ssiden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ssionpl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-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ap-o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bru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initcpio-opensw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p224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bius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bs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ifycerttemp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lish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security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security3-ngin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lo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keysphe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o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o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ocyp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s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on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phe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t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coi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keyf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travers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tu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tsa-dns-spoof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use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3ne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tcp-ab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qtt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kap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t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-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-m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mail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sql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sq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be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n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nin-hash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rae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t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web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b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j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l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resc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sql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sql2s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1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ab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rt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s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vg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n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p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r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urses5-compat-lib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d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crom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glec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ighbor-cache-fingerpr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mes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o-rege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o4j-commu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-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ac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bios-share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bi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comma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disc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exec-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bsd-fi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r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rwh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recon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a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pion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tumb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t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-app-stress-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z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tcloud-end_to_end_encryp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tcloud-twofactor_adm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tcloud-twofactor_webauth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t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c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gro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e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k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mbostra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rso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sh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st-k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trokey-a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j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kill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ap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ap-parse-out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-ar-dr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-sqlcip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col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electron-pack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lts-gall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hi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morex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rib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i-user-pass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tspik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va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v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d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c3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c3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n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o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s_compat_o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ds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ds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fs-file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fs-log-t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challe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the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v1-mul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-finger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-i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cle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clei-templa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llin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l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x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zy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-s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365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365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ath-tool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vi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x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xst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fs4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fs4proxy-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j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aml-cryptg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aml-crypto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aml-lwt_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aml-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lhash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topw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ffice-dde-paylo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fp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hrwu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iden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inkmas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kadmin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l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lly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l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ni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ni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-lin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sixty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twop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ng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n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n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ba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b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a-ocsp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onn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onnect-freebsd-daem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onnect-gu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ryptok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dht-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do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do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fh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fortivp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ik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jdk21-do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jdk21-sr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ob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p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ri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a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h-as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h-porta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1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1.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ag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oqsprovid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quic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unsaf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1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33-quic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3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3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v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as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adm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auth-ld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auth-oaut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auth-radi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auth-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pn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web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ra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hcr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i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k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akelcrack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bi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j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fool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.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-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e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g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pd-ope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r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ag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agent-confi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loc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local-confi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serv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ec-hids-server-confi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slsign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tin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u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v-scan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to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tp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utgu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utlook-webap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sp-by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sp-dependency-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sp-z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rx_conn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11-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lt-Crypt-RSA-BigI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pache-Ht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pp-Acme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pp-Cluster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pp-Gen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pp-TLS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-YubikeyDecryp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C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Bitca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Captch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Cyrus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DecHp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Ht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Krb5-Simp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Libwr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NTL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OA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PA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Passphra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PluggableCaptch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Radi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ASL-Cyr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ASL-SASLpr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CR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DB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DB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HT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Kerbe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LD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N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RADI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SM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imple-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Sm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TacacsPl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Tick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Authen-Type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Business-PayPal-EW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Bytes-Random-Sec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Bytes-Random-Secure-Tin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ACertOrg-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PAN-Au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PANSA-D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S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isco-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Anub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AppleTwo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Argon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Blow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Blowfish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AST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AST5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B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BCeas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F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aes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amellia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hime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ipherSab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rack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t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Curve255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ES_EDE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ES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D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EC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Eksblow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Enigm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Fo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O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OST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eneratePassw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Gpg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HCE_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HCE_SH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HSXK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ID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Ima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JW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Juni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Khaza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LibSC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Lic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Li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Loki9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MySQ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NU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F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PG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A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Bign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D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ECD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Gu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PKCS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R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Rand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Ver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OpenSSL-X5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BKDF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KCS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WSafe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assG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asswd-X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asswd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assword-Ut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e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Pri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C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C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C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IPEMD1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SA-Par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SA-Yande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bb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nd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nd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ndom-Se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ndom-Sour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andom-TESHA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ijnda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Rijndael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M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SLea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S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a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alted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erp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h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imp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mb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olitai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SysRand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_e_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ea_J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ripleD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wo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wofis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Twofish_P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URand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URandom-Tok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Unix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UnixCrypt_X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X5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X509-C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XT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-xDBM_Fi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Crypt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ncer-Plugin-Auth-Extensi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ncer2-Plugin-Auth-Extensi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ncer2-Plugin-Auth-Extensible-Provider-DB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ncer2-Plugin-Auth-Extensible-Provider-Databa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ncer2-Plugin-Auth-Extensible-Provider-IM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ata-Passw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Adler3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BubbleBab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CR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Crc3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DJ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D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E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El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FN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GO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H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Hashc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Haval25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J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5-Fi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5-M4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D5-Rever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anber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Murmur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Nilsim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Pears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Pearson-PurePe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Perl-MD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Perl-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H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HA-PurePe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HA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HA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V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Sip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Ti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gest-Whirlp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e-Kee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e-KeePass-Ag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e-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e-Scan-ClamA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ter-CB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Filter-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GD-SecurityIm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GSS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GnuPG-Interf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HTML-Email-Obfusca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Heimdal-Kadm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IO-Async-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IO-Socket-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MD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M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Module-Signa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Daemon-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OpenID-Comm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OpenID-JanR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OpenID-Serv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Radius-Serv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AM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SH-AuthorizedKeysFi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SL-ExpireDa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SLGl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SLea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erver-Mail-ESMTP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et-SinF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map-Pars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Nmap-Scan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CA-C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CA-CR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CA-REQ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CA-X5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BKDF2-Tin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G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GP-Sig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OE-Component-SSL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OE-Filter-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arse-Sn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erlCrypt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AVI-Per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H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afe-Ho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ession-Tok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nort-R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tring-Mk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Sud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Text-Password-Pronounceab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Tie-Encrypted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Tree-Authz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URN-OASIS-SAM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Unix-Passwd-Fi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Unix-setu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Yahoo-BB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dicewareg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xpk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xpki-cl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openxpki-i18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5-pl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-o-mat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s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um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ding-oracle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go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ho-mqtt-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ket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-mod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-mysq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-pgsq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google_authentica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hel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how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ja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k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krb5-r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ld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mkhomedi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oc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p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pkcs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pwdfi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requi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r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search_li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ssh_agent_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u2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wor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_yubic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mtes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n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nopt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per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ppy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pamp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no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se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s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-st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detec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e-part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g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ived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te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te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v-agr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ch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hzuz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x-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yload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yloadsalltheth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bl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f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si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te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x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ile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ode2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red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sc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bl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book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cr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g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resurr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ri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g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-b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-sie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ch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Auth_HT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Auth_PrefMana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Auth_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Auth_SAS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Blow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CB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CH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DiffieHell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G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HMAC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Mic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RC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R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Crypt_XXT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File_HtAcc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File_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File_SMB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TML_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Crypt_Blowfi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Grou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Per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Secr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Horde_Sh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LiveUs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LiveUser_Adm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Net_Port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r-Text_Passw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lib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m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pkcs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ss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cl-xxte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d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e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eping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fr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m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m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estg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est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gorithm-generatesequ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gorithm-perm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ien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ache-l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isco-copy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accessor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error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gom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loa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lor-out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nvert-ascii-armo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nvert-p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pan-m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es_ed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id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openssl-x509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prim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ran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a-bu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a-validate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e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evel-overload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cr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m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md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perl-md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ncoding-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x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xporter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geography-countr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getopt-lo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ml-link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ml-ta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da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parser-x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request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portst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socks-wr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p-cou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ibwhisk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wp-protocol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wp-useragent-proxya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bigint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p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d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odern-p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o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dh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dns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dev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icmp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ipv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sinf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lib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libdnet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net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ns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cap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raw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h-p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h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l-expired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ub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t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hois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r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rite-f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umber-r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parse-regis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perlio-via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rpc-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ing-hexcon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ing-ran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uct-du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rm-ansi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rm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checkde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ident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refco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shared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e-encrypted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me-duration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me-interv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ni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niversal-requ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i-esc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i-fe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l-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www-l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xml-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sistence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ring-dk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tri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-gv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d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pdu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pg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p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-eva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coll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ish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ishingkit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einfo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e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on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findso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malware-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mt-s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p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rfi-payload-deco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vulnerability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2-f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2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3-f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3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4-f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4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5-f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85-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gg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t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t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rasendres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co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cosha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de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dgin-encryp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dgin-ot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cur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ef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flt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gno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gtk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qt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qt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entry-t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ker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too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3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e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vot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x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xiew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x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cr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cs11-du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cs11-gatewa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cs11-hel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cs11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e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gcheck-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ini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t2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sma-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sma6-kscreenlo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sma6-ksshask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sma6-kwallet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ea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eco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c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c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ng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cketsphi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c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y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mp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acl-r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mantea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les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m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o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hd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t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0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ae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2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e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ince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y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ftpd-mod_clama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etheus-firew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isc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ptf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tos-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t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e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bro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brok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tun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1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hit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tore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h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lledpo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ls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re-sfv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reb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r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t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tty-nogt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v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log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safe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fuzz-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cat-cal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do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d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-che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orn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passwor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lor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ecretSto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YubiO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c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cme-tin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il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iohttp-secur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ng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rgon2-cff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rgon2-cffi-bind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rtifa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sync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uth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zure-keyvault-certific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zure-keyvault-key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azure-keyvault-secr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badkey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base5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bitbox0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btchip-pyth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a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ealiz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-hu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apach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cloudfl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cpa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digitaloce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dnsimp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dnsmadeeas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ga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gehir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goog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lin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luad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nso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ov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powerd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rfc21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route5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sakuraclou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dns-standalo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bot-ngin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if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ip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omanc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ertstre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kcc-protoc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oincur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p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ryptograph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ryptography-lega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ryptography-vec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ryptojw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types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cybo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etect-secr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fdate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fwinre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ir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istro2sb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jango-auth-kerbe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docker-pycred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ecd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ed25519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ex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ail2b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ido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lask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lask-http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lask-kerbe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flask-sa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i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nu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oogle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oogle-auth-httplib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oogle-auth-oauth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oogle-cloud-k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ps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reenbone-feed-sy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ss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uardpo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gvm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hkd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ht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httpx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check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evtx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intelowl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misp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module-interf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vt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ris-webhooks-modu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itsdangero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josep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joserf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jw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5t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eep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erbe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eyrings.a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lib4sb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libna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liboqs-pyth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2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a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erkle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ixbo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kpassw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nemon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soffcrypto-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mua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etbox-secr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eth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etmik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itro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oiseprotoc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otus-scan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tlm-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nvd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oauth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omemo-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openssh-wrap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os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ospd-openv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aramik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ass-au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ass-git-hel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assho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ass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bkdf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e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gpdu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gp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las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nu-certwat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nu-vu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ot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wn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a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aff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ax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clam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cryptodo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cryptodome-test-vec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cryptodome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ellipt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hank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hanko-certvalida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hanko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kee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keepass-cach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liba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macaro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na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o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otp228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saml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sca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spneg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sr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axolot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axolotl-curve255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c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gv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jo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nm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n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open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p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pkcs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-regist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3-open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thon3-sa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ve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pywinr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requests-credss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requests-kerbe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ropgadg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rop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r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af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c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cra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ec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ecuresystemsli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erpic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ervice-ident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ignedjs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ign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ocial-auth-co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pake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sh-au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shpubkey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te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ti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tix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stix2-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axii2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inya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ls-pars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lsli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lslite-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rez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rust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ruststo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u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txtorc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uhash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vic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virustotal-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volatility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vpn-sl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vulnd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wassim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webauth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xkcd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xmls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ya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yara-python-de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yubikey-mana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zapro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zk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-zxcvb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ad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ax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bozo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clu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di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rsi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x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f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ooca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o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poab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tksourcevie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aller-hooks-contr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j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k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inifak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s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py3-flit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4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5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as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ssl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bu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ardwo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bout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cqu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dblock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es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hocoras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http-jinj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http-xml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multiproc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r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sm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w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j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exa-top-s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ive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mq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ntlerin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nyasc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ache-lo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i-dnsdump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ksig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sched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abic-resh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c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chive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pre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p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se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tifac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_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st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n1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io-throt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ugmen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utos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w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cli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keyvau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net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resou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ecu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to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c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-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.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.shutil-get-terminal-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p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d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n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autiful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ncode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rtop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lli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n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ntr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t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less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l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lt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oby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an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otl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owser-cooki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s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uild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uiltwi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ched-prope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talog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char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n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rbeyra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f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cksum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rrypy-c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romedriver-auto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ear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config-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option-gro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rep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cl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oud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ap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dec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umn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mmand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mment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nex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sole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sole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uc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uchd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vera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w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pp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1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e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och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osspl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y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ytic-comp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ss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ur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v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_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xfi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xheader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mru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ata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fused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leg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legator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m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date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v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hc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ct2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ctto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cord-webh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k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btr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c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cl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s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vent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vid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xecu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x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hypervi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jf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reg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helli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quash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tar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thumb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vm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volu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x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rateli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tables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m-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n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ns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2d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strin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2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2t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p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pl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-st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interna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n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tfab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u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asy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asy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book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ditdist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g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gg-ti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lfeste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lix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mailprotectio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hancem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um-com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vir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sm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spri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vent-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change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fr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-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-recognition-mode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book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ke-user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raday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stec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eedform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d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teralchemy-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r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ke8-debu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ke8-per-file-igno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apsched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abel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asic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classf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cl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http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jwt-extend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kvsession-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mongo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negoti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est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es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i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secu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ses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whooshalchemy-red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t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ickr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ipfl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ow.reco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ol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ri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rida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llcontac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n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s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ture-annota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zz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zzyw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aleo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dshorte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n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t-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t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ithub3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itignor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l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nuread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conta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i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log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monito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resource-man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sto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rc32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resumable-med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search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stree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tra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pso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m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nda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p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phil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een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uess-langu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ammertime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ash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g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pfeed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-simila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entit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agent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re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x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x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u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urry-fil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y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ampoliciesgonewi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da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dna_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age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ageio-ffm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g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flux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i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qui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p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tagram-private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tagram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oc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2lo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ge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c_dhcp_leas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o316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v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ava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inja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propert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pype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8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m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on2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onpath-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eybo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eylo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i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ismet-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om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w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azy-im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dap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da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b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creg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sedb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vt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vtx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w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sapf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sntf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v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wnt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wsi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ke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ln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luks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msiec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olec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qco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reg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retranslat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cca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igscan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mdev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mra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tax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u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hdi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shado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slvm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mi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te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vere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nkpars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s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u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zallr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2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-ali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ho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kov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autosche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s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cafee-e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d2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d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echanicalso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asm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mer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nikerber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stune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m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mh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n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dbus-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vi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x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r.b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g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offcrypto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restaz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ltipartpost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rmur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me-that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m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4j-dr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tfilter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rmal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tifi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tify_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plus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yaw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auth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ch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l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mitemp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nelog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enste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i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tparse-pr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rdered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rion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tx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rs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ssive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m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bkdf2_ct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cap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coded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df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dfminer3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p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h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llow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ng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p-shi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plapi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kg-ab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s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gin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gn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m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m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ck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lyswarm-artif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ormanslog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rt-f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y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p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es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g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pe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sp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xy-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xy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srp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table-boxc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blicsuf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blicsuffix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tt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-rad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-zabb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010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2n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3.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3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att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auto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base6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binary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i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r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mum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o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vm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o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x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xl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fa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form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e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hid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h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oogl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reynoisev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inqui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js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a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n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s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em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n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s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stea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ng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n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od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rma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or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pete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peteer-steal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s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ug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y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odeng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t5-web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adam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tl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afebrow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h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de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g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qlit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tri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w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bi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cront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d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mailahoy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fli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geoip-geo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i18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lib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lib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ma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ntlm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open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ushsa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y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regis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r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symmetric-json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wapp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tools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reatgri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s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t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z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u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avel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eb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er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xc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qt4re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questio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ange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ateli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d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adc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la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ts-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ts-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irements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irement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st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tdec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fc5424-logging-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ich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l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oca-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pi-g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afede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afe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an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apy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hed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e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uffing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u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arch-engin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ret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len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lenium-w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ntence-transform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rpentar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tuptools-mark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fale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f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ellj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-term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k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k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u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ngl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p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low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low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art-op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arten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oke-zeph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ial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id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ketp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ks5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ark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eech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http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napole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websup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l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lunk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oof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yo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-mix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-ut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_schemadis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rs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h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hpub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at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an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bin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p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py010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-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2-patter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an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ing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ingd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un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vg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wagger-ui-bun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m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mautom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slog-rfc5424-form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a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axii2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e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nets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nsorflow-probabil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rminable-thr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rminaltab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xt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f-ker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i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rea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reatcro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meout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mezone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ny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ny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ls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lslite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p2v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rrequ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cker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ns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ufflehogregex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wi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es-crypt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es-py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a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bi-rea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lid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blob-na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compyle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code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que-log-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pd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rl-norma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rl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ser-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ser-ag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idator-coll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idi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u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erbose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erypretty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ewst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rustotal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v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tapi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uln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uln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3af-api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keon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piti-arse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piti-swa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sa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y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akrefmeth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ar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driver-man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soc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hic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_inet_p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certst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ss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re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rer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tness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ord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s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ww-authentic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html2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ls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l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m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mp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path-express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yzservi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google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-python-d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-redna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sw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t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3-solver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dae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ebra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lib_wr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o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odbu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${_pkgbase}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dblock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il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emb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exa-top-s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mq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ny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ache-lo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i-dnsdump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ipk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pdi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s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chive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comple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on2_cf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r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cii_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n1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omicwr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t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utoba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uto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w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b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_collec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a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entry-points-selec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functools_lru_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shutil_get_terminal_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p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sou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sou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ncode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lli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n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ess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in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u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ran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uild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checontr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ch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i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p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n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rber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rt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f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f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har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ear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m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ap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a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cl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ed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mmand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ob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ole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tant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text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uc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uchd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ve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vera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c1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ce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och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ypt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sssel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c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mru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e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rts.util.l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te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fused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leg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m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preca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f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ct2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ctto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utils-ex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-res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ker-py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o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x2t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asy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c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dist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or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ggh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astic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feste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ix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mailprotectio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trypoi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um3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sm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t-xml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vent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tr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c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ke-user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eed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by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d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xtu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ke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ke8-per-file-igno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bab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cl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c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log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negoti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open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rest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res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socket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sqlalchem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whooshalchemy-red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w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ipfl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eezeg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i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ida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llcontac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si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tools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tu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zz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zzyw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dshorte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n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graphic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i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t-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t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v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vent-webso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it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it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nup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b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bj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pi-python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uth-http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search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stree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tra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m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phil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phvi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en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en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uess-langu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ex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g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pfe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pfeed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-simila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2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5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re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r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urry-fil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yper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ampoliciesgonewi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da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d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ageio-ffm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ag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ortlib-meta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ortlib_resour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cremen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i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i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stagram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terval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oc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2lo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add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ython-g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sc_dhcp_leas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tsdangero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ava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dc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eepn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inja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mesp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beaut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2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path-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rpclib-pel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eybo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ey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ismet-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iwisol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om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w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domain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evenshte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b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evtx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ew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ke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reg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cca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igscan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mdev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necach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ck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gb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g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2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2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cho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k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rk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rkupsa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tplo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xmind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cafee-e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cca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echan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asm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me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mer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stu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dbus-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noto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re-iter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vi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x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r.b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sg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soffcrypto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lpyplex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ltipartpost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ta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ats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dg-https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o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o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filter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ifa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work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fc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f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l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plus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lm-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u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yaw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au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l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l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g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pyx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i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dered-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dered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ion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s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tx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cka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amik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ssive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s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m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k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kdf2_ct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ap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oded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e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p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x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g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g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h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cklesh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l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llow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plapi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atformdi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g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in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n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lyswarm-artif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pp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ppler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y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aw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etty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ressb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mpt_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mpt_toolkit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tobu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xy-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s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sycopg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yproc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blicsuf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blicsuffix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tt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-rad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-zabb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2n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3.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32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sn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sn1-mod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inary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ak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o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oomfilterm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ue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odesty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yptodo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yptodom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u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o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lf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xec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xif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ig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lak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tp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e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ithu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m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ca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gl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raphvi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reynoisev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hamc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ino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j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i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y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n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n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d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ar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rcl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rma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q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ou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sist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tl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afebrow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end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eri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h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qlite-leg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w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c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twis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ngine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geoip-geo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i18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lib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ntlm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owasp-zap-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p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py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socket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symmetric-json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reatgri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s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t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u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u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zm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r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t4re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d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g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portl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oau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toolbe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solve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try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fc5424-logging-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ca-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guehosta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pgad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i-g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y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uamel-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3trans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afede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afe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n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py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re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len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rvice-ident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tu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tuptools-sc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fale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f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od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gene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k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u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ngledisp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-pyq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kype4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low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art-op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arten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oke-zeph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spd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nowballste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ortedcontain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oupsie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eakl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eech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-alabaster-t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_rtd_t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contrib-http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contrib-websup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l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yo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-mix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s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sh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at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gan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ved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ix-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op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r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ring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ubprocess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ym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ymautom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abu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axii2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b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l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lnets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rminaltab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s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xt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xt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f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hreatcro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imeout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iny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ld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lslite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rn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rrequ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q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cebac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itl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olli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we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wisted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xa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xsock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zloc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a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code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ttes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pdate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itemp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llib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l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w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ser-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ser-ag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tidy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alidate-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alidi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cr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erbose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rtualen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rustotal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uln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akeon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cwid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akrefmeth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bencod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bsocket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rkze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e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ic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oo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in_inet_p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ra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sgir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spr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tfor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xpython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att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-wr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xwr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mlto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ra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t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i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ope-ev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ope-interf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vmi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b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gpg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adio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l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cintilla-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cintilla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repl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-sud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char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datavis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do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examp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remoteobjec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sc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serial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cha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sock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keych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we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antis-kmo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ark-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sand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sc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w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wtplot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cc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m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bind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key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i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ge-encryp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inbow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nge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pi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t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tpro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w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wsec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ac-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ase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k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n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cracki-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cracki_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crd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eskto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-cipher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-se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ass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w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aver-wps-fork-t6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b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entfilecach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mpo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noit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ver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verj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s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stud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upera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-haw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irect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po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el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e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e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i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k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k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lay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mot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mote-method-gue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play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ourceh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po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tler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td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t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erse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i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idi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id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hodio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c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d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d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fiuti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net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pd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wif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logi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mi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ndpassw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n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oid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gue-mysql-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guehosta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m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o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o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ead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uter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c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iv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m-sequo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ct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key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man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p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f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-43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-wm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8812au-aircrack-dk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8814au-dkms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am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sd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p-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pb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ily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$_gem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ai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amertron-epr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ldr-plurals-runtime-r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doco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dry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for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http_configu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htt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io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echan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ini_exi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ulti_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ative-package-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et-http-digest_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tlm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prog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gtk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termi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single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text-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twitter_cl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f_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icode-confus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icode-display-wid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webrobo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zp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2.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2.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cme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cme-client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es_key_wr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irbru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ndroid_key_attes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ttr_encrypt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attr_encrypted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b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bcrypt-rub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bcrypt_pbkd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brakem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cancan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co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cvss-sui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clarative_poli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vise-two-fac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vise-two-factor-rails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vise-two-factor-rails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vise-two-factor-rails7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evise_pam_authenticatable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ig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igest-cr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device_authorization_gr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openid_connec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rails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rails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rails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-rails7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oorkeeper57-rails7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duo_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ed255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encryp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ezcryp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itlab-cloud-connec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itlab-secret_dete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oogle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oogleauth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pg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pg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gssap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haiti-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hkd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hkdf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hrr_rb_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hrr_rb_ssh-ed255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lockbo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-concer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-credenti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-mod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-payload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_data_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metasploit_payloads-mett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ssus_r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c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cp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ft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-gatewa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-kr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-mult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ssh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t-teln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expo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nmap-pars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aliclou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atlassian-oaut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bitbuck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c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dingtalk-oaut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g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jw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multipassw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multipassword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oauth2-gene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oauth2-generic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rails_csrf_prote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a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aml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aml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hibbole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hibboleth-redu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-shibboleth-redux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mniauth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ssl-cc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ssl-c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ssl-signature_algorith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ssl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penvas-om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origam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pbkdf2-rub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pun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pw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pyu-ruby-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ack-oauth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ack-oauth2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asn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azorback-scriptNugg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bna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bnacl-libsodi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c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ar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bin_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co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encod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exploi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m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n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o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powershe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random_identifi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regist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rop_build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sock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ssl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struct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ex-zi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pam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uby-hma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uby-rc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uby-sa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ruby-saml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afety_net_attes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ecurecomp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ecurerando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ign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ignet-gitla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i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h_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hke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h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lshak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rf_filt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ssrf_filter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timfel-krb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tpm-key_attes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twitter_oaut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unix-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vau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webauth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gem-webpu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les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hound-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ls-ff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p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vi-cap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ww-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2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2n-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fe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fe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g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gan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kis3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leae-lo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b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dum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es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h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hain-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hain-serv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pli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ydelux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si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ru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s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vvy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w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b0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-m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log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n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-security-gu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-workbe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y-ssl_t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ve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cm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hnappi-dh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ou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out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ape-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atcha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ounge-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y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t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yl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n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ang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sh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tr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hor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rch133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com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c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li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ond-or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pa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ret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ure-dele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ure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ure_delet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dut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-su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k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m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nsepost-x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ntrype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quo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quoia-chameleon-gnup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quoia-sq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gio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ial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ialization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ver-status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ssion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aud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o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g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00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1collisiondete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2wordli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0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ow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ow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e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e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-compi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-fa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e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ina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no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p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sploi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r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rlock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h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bboleth-id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bboleth-s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t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danh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ot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rtf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sub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re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uffl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uj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ck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dgue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2d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n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ning-par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spo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th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ent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enttri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k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duc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lan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lan-scan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emailspoo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y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trac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n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army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h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vicio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rep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tad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te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j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ip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ip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d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pe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pe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ackpir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euthkit-jav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euth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it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th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wlor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wloris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ur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li-cf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li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clien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cr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s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plshllctrl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user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vr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ug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uggler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urfl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1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llyg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pcep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rf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-probe-re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gl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jo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op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op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opy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-r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2pfc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sa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rtsnar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wflake-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w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uffleupag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y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ap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vul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p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ket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k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ft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ftether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ftether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fthsm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na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o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urce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row-w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ss-qt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ctre-meltdown-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ctr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e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ktr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f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hinx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derf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derpig-pdf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ke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ke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loit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loi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too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k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tbu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char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ing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y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ivu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ma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ninj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ower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s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r-7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r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dee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d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import-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multiad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privkey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user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vau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esa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gua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pa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pra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tr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adm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hostname-resol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phuc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c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labs-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nu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pro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c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ca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pl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t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y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-sher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sd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t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k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o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ek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rd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rtt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rttls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ts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hi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if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l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verit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s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sol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nogra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p-certific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p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p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w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icky-keys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ig-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k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rm-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waw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eam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ngsi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pt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ongsw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u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un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u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-exe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3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doma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l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list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terfu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version-gnome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do-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do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id3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l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p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ric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ricata-ver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vn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p-di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tchd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fintru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f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b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l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ms2e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sinternals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1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5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chyo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ctical-exploit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ilscal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ip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ke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rgetedkerbero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b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get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hun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kf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lsa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control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d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j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w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amsuser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ar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kdefense-autom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ll-me-your-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mpo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e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dv1-ij1-ll2-td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dv1-ij1-ll2-td1-ot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t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stssl.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h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brute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g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ke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pptp-bru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smar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ssl-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r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dork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fat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harv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m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onionbox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z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reat-drag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reat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umbcache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dos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me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mestamp-author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mever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c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fol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folea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y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fingerprint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prete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ns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ken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ken-reve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mcatwardeploy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pe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autocircu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brow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rou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sh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tp-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-quote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2-abrm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2-open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2-pkcs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2-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m2-t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c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ns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vor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vor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zo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d-de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llia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pwi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v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xd0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ga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ffleh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sttr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scl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sh-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thsu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tpass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un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eets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eet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o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ypo3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y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2f-dev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3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3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ac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a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too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tooth-kism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iquiti-pro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i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untu-key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is8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as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efi-firmwar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o-wardriv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o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hoh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ltimate-facebook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captch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c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db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derscore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hi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corn-power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cor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fl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x-prives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x-selfauth-help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st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twi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np-pentest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n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t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cra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di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b-ca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b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name-anarc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na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recon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jrnl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jrnl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love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of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ud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z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3n0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lhalla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nguards-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ult-medu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ult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ultwarde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a2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sm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c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racry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rin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f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hos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dal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deosn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gene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ll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net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ermo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roy-voip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rus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sualize-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vi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-hop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o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m-to-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mclo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c-byp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o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tility-ex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tr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uch-pro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pn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pnpiv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t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vb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t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nerabilities-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srep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xqu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13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3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n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w00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id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l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pit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back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backur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m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pa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zuh-ag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zuh-dashboar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zuh-index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zuh-mana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zuh-serv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v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-so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2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ac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analy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b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exploitation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fi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fwlo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ki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pwn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ca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h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he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lay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oc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t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tunnel-to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b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ve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irda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p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s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brea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port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smy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chcd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s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tewid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oxy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-f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autop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hon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pumpk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rad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br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channel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cu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j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phi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sca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t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ki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l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ap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binar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exploit-sugg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prefetch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prives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spybl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ex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reg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p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edti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eless-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outer-keyr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tchx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khtmlto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lan2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busmet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i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i-forensi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-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fs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fss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perti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ndersh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brutep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list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li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ress-exploi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re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-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2-halfhandshake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_supplic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_supplicant-dev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_supplicant2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_supplicant2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rute-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ul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ek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i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w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reck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uspect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u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hexed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common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gtk2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gtk3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y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32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av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ed-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er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fltre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has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ine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l-secur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lrpc-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lsec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p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or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orsear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ire-crossdomai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l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li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rob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ay-co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p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rf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-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cr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tri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y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se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x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xpwn-sma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f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p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ra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u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te-b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w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c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ersin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e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kcli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kp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l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soseri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bico-piv-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bikey-ag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bikey-manager-q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bikey-personalization-gu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bioath-deskt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ck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prox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e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ek-a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l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r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ron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row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us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g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gra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p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rikat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zza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li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st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ul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ulu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x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zuf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2">
      <number:number number:decimal-places="1" number:min-integer-digits="1"/>
    </number:number-style>
    <number:number-style style:name="NF10003">
      <number:number number:decimal-places="1" number:min-integer-digits="2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